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</style:style>
    <style:style style:name="ce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2pt solid #000000" style:vertical-align="top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2pt solid #000000" style:vertical-align="middle" fo:wrap-option="wrap" fo:background-color="#FFFFFF" style:repeat-content="false"/>
      <style:paragraph-properties fo:text-align="center"/>
      <style:text-properties fo:color="#25396E" fo:font-size="8pt" style:font-size-asian="8pt" style:font-size-complex="8pt"/>
    </style:style>
    <style:style style:name="ce6" style:family="table-cell" style:parent-style-name="Default" style:data-style-name="N4">
      <style:table-cell-properties fo:border="2pt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 style:data-style-name="N0">
      <style:table-cell-properties fo:background-color="#FFFFFF"/>
    </style:style>
    <style:style style:name="ce8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2pt solid #000000" style:vertical-align="top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2pt solid #000000" style:vertical-align="middle" fo:wrap-option="wrap" fo:background-color="#FFFFFF" style:repeat-content="false"/>
      <style:paragraph-properties fo:text-align="center"/>
      <style:text-properties fo:color="#25396E" fo:font-size="8pt" style:font-size-asian="8pt" style:font-size-complex="8pt"/>
    </style:style>
    <style:style style:name="ce12" style:family="table-cell" style:parent-style-name="Default" style:data-style-name="N4">
      <style:table-cell-properties fo:border="2pt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o1" style:family="table-column">
      <style:table-column-properties fo:break-before="auto" style:column-width="4.1275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2.667cm"/>
    </style:style>
    <style:style style:name="co4" style:family="table-column">
      <style:table-column-properties fo:break-before="auto" style:column-width="4.02166666666667cm"/>
    </style:style>
    <style:style style:name="co5" style:family="table-column">
      <style:table-column-properties fo:break-before="auto" style:column-width="1.98966666666667cm"/>
    </style:style>
    <style:style style:name="co6" style:family="table-column">
      <style:table-column-properties fo:break-before="auto" style:column-width="2.83633333333333cm"/>
    </style:style>
    <style:style style:name="co7" style:family="table-column">
      <style:table-column-properties fo:break-before="auto" style:column-width="1.778cm"/>
    </style:style>
    <style:style style:name="co8" style:family="table-column">
      <style:table-column-properties fo:break-before="auto" style:column-width="0.931333333333333cm"/>
    </style:style>
    <style:style style:name="co9" style:family="table-column">
      <style:table-column-properties fo:break-before="auto" style:column-width="1.79916666666667cm"/>
    </style:style>
    <style:style style:name="co10" style:family="table-column">
      <style:table-column-properties fo:break-before="auto" style:column-width="0.254cm"/>
    </style:style>
    <style:style style:name="co11" style:family="table-column">
      <style:table-column-properties fo:break-before="auto" style:column-width="0.211666666666667cm"/>
    </style:style>
    <style:style style:name="co12" style:family="table-column">
      <style:table-column-properties fo:break-before="auto" style:column-width="0.3175cm"/>
    </style:style>
    <style:style style:name="co13" style:family="table-column">
      <style:table-column-properties fo:break-before="auto" style:column-width="3.429cm"/>
    </style:style>
    <style:style style:name="co14" style:family="table-column">
      <style:table-column-properties fo:break-before="auto" style:column-width="0.783166666666667cm"/>
    </style:style>
    <style:style style:name="co15" style:family="table-column">
      <style:table-column-properties fo:break-before="auto" style:column-width="3.1115cm"/>
    </style:style>
    <style:style style:name="co16" style:family="table-column">
      <style:table-column-properties fo:break-before="auto" style:column-width="3.8735cm"/>
    </style:style>
    <style:style style:name="co17" style:family="table-column">
      <style:table-column-properties fo:break-before="auto" style:column-width="0.677333333333333cm"/>
    </style:style>
    <style:style style:name="co18" style:family="table-column">
      <style:table-column-properties fo:break-before="auto" style:column-width="3.21733333333333cm"/>
    </style:style>
    <style:style style:name="co19" style:family="table-column">
      <style:table-column-properties fo:break-before="auto" style:column-width="3.83116666666667cm"/>
    </style:style>
    <style:style style:name="co20" style:family="table-column">
      <style:table-column-properties fo:break-before="auto" style:column-width="2.30716666666667cm"/>
    </style:style>
    <style:style style:name="co21" style:family="table-column">
      <style:table-column-properties fo:break-before="auto" style:column-width="1.5875cm"/>
    </style:style>
    <style:style style:name="co22" style:family="table-column">
      <style:table-column-properties fo:break-before="auto" style:column-width="3.53483333333333cm"/>
    </style:style>
    <style:style style:name="co23" style:family="table-column">
      <style:table-column-properties fo:break-before="auto" style:column-width="0.359833333333333cm"/>
    </style:style>
    <style:style style:name="co24" style:family="table-column">
      <style:table-column-properties fo:break-before="auto" style:column-width="1.651cm"/>
    </style:style>
    <style:style style:name="ro1" style:family="table-row">
      <style:table-row-properties style:row-height="7.5pt" style:use-optimal-row-height="false" fo:break-before="auto"/>
    </style:style>
    <style:style style:name="ro2" style:family="table-row">
      <style:table-row-properties style:row-height="61.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20.25pt" style:use-optimal-row-height="false" fo:break-before="auto"/>
    </style:style>
    <style:style style:name="ro5" style:family="table-row">
      <style:table-row-properties style:row-height="16.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9.5pt" style:use-optimal-row-height="false" fo:break-before="auto"/>
    </style:style>
    <style:style style:name="ro8" style:family="table-row">
      <style:table-row-properties style:row-height="17.25pt" style:use-optimal-row-height="false" fo:break-before="auto"/>
    </style:style>
    <style:style style:name="ro9" style:family="table-row">
      <style:table-row-properties style:row-height="37.5pt" style:use-optimal-row-height="false" fo:break-before="auto"/>
    </style:style>
    <style:style style:name="ro10" style:family="table-row">
      <style:table-row-properties style:row-height="13.5pt" style:use-optimal-row-height="false" fo:break-before="auto"/>
    </style:style>
    <style:style style:name="ro11" style:family="table-row">
      <style:table-row-properties style:row-height="14.25pt" style:use-optimal-row-height="false" fo:break-before="auto"/>
    </style:style>
    <style:style style:name="ro12" style:family="table-row">
      <style:table-row-properties style:row-height="9pt" style:use-optimal-row-height="false" fo:break-before="auto"/>
    </style:style>
    <style:style style:name="ro13" style:family="table-row">
      <style:table-row-properties style:row-height="40.5pt" style:use-optimal-row-height="false" fo:break-before="auto"/>
    </style:style>
    <style:style style:name="ro14" style:family="table-row">
      <style:table-row-properties style:row-height="219pt" style:use-optimal-row-height="false" fo:break-before="auto"/>
    </style:style>
    <style:style style:name="ro15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nexo_2_Tabela_1_Remuneracao_S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default-cell-style-name="ce1"/>
        <table:table-column table:style-name="co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number-columns-repeated="16357" table:default-cell-style-name="ce1"/>
        <table:table-row table:style-name="ro1">
          <table:table-cell table:number-columns-repeated="12" table:style-name="ce2"/>
          <table:table-cell table:style-name="ce2">
            <draw:frame draw:z-index="1" draw:id="id0" draw:style-name="a0" draw:name="Picture 1" svg:x="0.03333in" svg:y="0.09167in" svg:width="1.65833in" svg:height="0.85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14" table:style-name="ce2"/>
          <table:table-cell table:number-columns-repeated="16357"/>
        </table:table-row>
        <table:table-row table:style-name="ro2">
          <table:table-cell table:number-columns-repeated="12" table:style-name="ce2"/>
          <table:table-cell table:number-columns-spanned="2" table:number-rows-spanned="1" table:style-name="ce7"/>
          <table:covered-table-cell/>
          <table:table-cell table:number-columns-repeated="13" table:style-name="ce2"/>
          <table:table-cell table:number-columns-repeated="16357"/>
        </table:table-row>
        <table:table-row table:style-name="ro3">
          <table:table-cell table:number-columns-repeated="5" table:style-name="ce2"/>
          <table:table-cell office:value-type="string" table:number-columns-spanned="14" table:number-rows-spanned="1" table:style-name="ce8">
            <text:p>ANEXO II - REMUNERAÇÃO/SUBSÍDIO DE CARGO EFETIVO/POSTO/GRADUAÇÃO</text:p>
          </table:table-cell>
          <table:covered-table-cell table:number-columns-repeated="13"/>
          <table:table-cell table:number-columns-repeated="8" table:style-name="ce2"/>
          <table:table-cell table:number-columns-repeated="16357"/>
        </table:table-row>
        <table:table-row table:style-name="ro4">
          <table:table-cell table:number-columns-repeated="8" table:style-name="ce2"/>
          <table:table-cell office:value-type="string" table:number-columns-spanned="8" table:number-rows-spanned="1" table:style-name="ce8">
            <text:p>TABELA 1 - MPU</text:p>
          </table:table-cell>
          <table:covered-table-cell table:number-columns-repeated="7"/>
          <table:table-cell table:number-columns-repeated="11" table:style-name="ce2"/>
          <table:table-cell table:number-columns-repeated="16357"/>
        </table:table-row>
        <table:table-row table:style-name="ro5">
          <table:table-cell table:number-columns-repeated="27" table:style-name="ce2"/>
          <table:table-cell table:number-columns-repeated="16357"/>
        </table:table-row>
        <table:table-row table:style-name="ro6">
          <table:table-cell office:value-type="string" table:number-columns-spanned="7" table:number-rows-spanned="1" table:style-name="ce9">
            <text:p>PODER/ÓRGÃO/UNIDADE: <text:s/>MINISTÉRIO PÚBLICO DA UNIÃO</text:p>
          </table:table-cell>
          <table:covered-table-cell table:number-columns-repeated="6"/>
          <table:table-cell table:number-columns-repeated="20" table:style-name="ce2"/>
          <table:table-cell table:number-columns-repeated="16357"/>
        </table:table-row>
        <table:table-row table:style-name="ro7">
          <table:table-cell office:value-type="string" table:number-columns-spanned="5" table:number-rows-spanned="1" table:style-name="ce9">
            <text:p>Vigência: 1/1/2019</text:p>
          </table:table-cell>
          <table:covered-table-cell table:number-columns-repeated="4"/>
          <table:table-cell table:number-columns-repeated="20" table:style-name="ce2"/>
          <table:table-cell office:value-type="string" table:style-name="ce3">
            <text:p>R$ 1,00</text:p>
          </table:table-cell>
          <table:table-cell table:style-name="ce2"/>
          <table:table-cell table:number-columns-repeated="16357"/>
        </table:table-row>
        <table:table-row table:style-name="ro5">
          <table:table-cell table:number-columns-repeated="27" table:style-name="ce2"/>
          <table:table-cell table:number-columns-repeated="16357"/>
        </table:table-row>
        <table:table-row table:style-name="ro8">
          <table:table-cell office:value-type="string" table:number-columns-spanned="4" table:number-rows-spanned="2" table:style-name="ce10">
            <text:p>DADOS DO CARGO</text:p>
          </table:table-cell>
          <table:covered-table-cell table:number-columns-repeated="3"/>
          <table:table-cell office:value-type="string" table:number-columns-spanned="7" table:number-rows-spanned="3" table:style-name="ce10">
            <text:p>Vencimento<text:s/></text:p>
            <text:p>Básico/</text:p>
            <text:p>Subsídio</text:p>
          </table:table-cell>
          <table:covered-table-cell table:number-columns-repeated="6"/>
          <table:table-cell office:value-type="string" table:number-columns-spanned="16" table:number-rows-spanned="1" table:style-name="ce10">
            <text:p>GRATIFICAÇÕES E SIMILARES</text:p>
          </table:table-cell>
          <table:covered-table-cell table:number-columns-repeated="15"/>
          <table:table-cell table:number-columns-repeated="16357"/>
        </table:table-row>
        <table:table-row table:style-name="ro3">
          <table:covered-table-cell/>
          <table:covered-table-cell table:number-columns-repeated="3"/>
          <table:covered-table-cell/>
          <table:covered-table-cell table:number-columns-repeated="6"/>
          <table:table-cell office:value-type="string" table:number-columns-spanned="11" table:number-rows-spanned="1" table:style-name="ce10">
            <text:p>ATIVO</text:p>
          </table:table-cell>
          <table:covered-table-cell table:number-columns-repeated="10"/>
          <table:table-cell office:value-type="string" table:number-columns-spanned="5" table:number-rows-spanned="1" table:style-name="ce10">
            <text:p>INATIVO</text:p>
          </table:table-cell>
          <table:covered-table-cell table:number-columns-repeated="4"/>
          <table:table-cell table:number-columns-repeated="16357"/>
        </table:table-row>
        <table:table-row table:style-name="ro3">
          <table:table-cell office:value-type="string" table:number-columns-spanned="1" table:number-rows-spanned="2" table:style-name="ce10">
            <text:p>PLANO/</text:p>
            <text:p>CARREIRA</text:p>
            <text:p/>
          </table:table-cell>
          <table:table-cell office:value-type="string" table:number-columns-spanned="1" table:number-rows-spanned="2" table:style-name="ce10">
            <text:p>NÍVEL/</text:p>
            <text:p>ESCOLARIDADE</text:p>
          </table:table-cell>
          <table:table-cell office:value-type="string" table:number-columns-spanned="1" table:number-rows-spanned="2" table:style-name="ce10">
            <text:p>CLASSE</text:p>
            <text:p/>
            <text:p/>
          </table:table-cell>
          <table:table-cell office:value-type="string" table:number-columns-spanned="1" table:number-rows-spanned="2" table:style-name="ce10">
            <text:p>PADRÃO/</text:p>
            <text:p>NÍVEL/</text:p>
            <text:p>REFERÊNCIA</text:p>
          </table:table-cell>
          <table:covered-table-cell/>
          <table:covered-table-cell table:number-columns-repeated="6"/>
          <table:table-cell office:value-type="string" table:number-columns-spanned="4" table:number-rows-spanned="1" table:style-name="ce10">
            <text:p>Parcelas Básicas</text:p>
          </table:table-cell>
          <table:covered-table-cell table:number-columns-repeated="3"/>
          <table:table-cell office:value-type="string" table:number-columns-spanned="7" table:number-rows-spanned="1" table:style-name="ce10">
            <text:p>Parcelas Variáveis</text:p>
          </table:table-cell>
          <table:covered-table-cell table:number-columns-repeated="6"/>
          <table:table-cell office:value-type="string" table:number-columns-spanned="3" table:number-rows-spanned="1" table:style-name="ce10">
            <text:p>Parcelas Básicas</text:p>
          </table:table-cell>
          <table:covered-table-cell table:number-columns-repeated="2"/>
          <table:table-cell office:value-type="string" table:number-columns-spanned="2" table:number-rows-spanned="1" table:style-name="ce10">
            <text:p>Parcelas Variáveis</text:p>
          </table:table-cell>
          <table:covered-table-cell/>
          <table:table-cell table:number-columns-repeated="16357"/>
        </table:table-row>
        <table:table-row table:style-name="ro9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10">
            <text:p>Ativo</text:p>
          </table:table-cell>
          <table:covered-table-cell/>
          <table:table-cell office:value-type="string" table:number-columns-spanned="5" table:number-rows-spanned="1" table:style-name="ce10">
            <text:p>Inativo</text:p>
          </table:table-cell>
          <table:covered-table-cell table:number-columns-repeated="4"/>
          <table:table-cell office:value-type="string" table:number-columns-spanned="2" table:number-rows-spanned="1" table:style-name="ce10">
            <text:p>GAMPU</text:p>
          </table:table-cell>
          <table:covered-table-cell/>
          <table:table-cell office:value-type="string" table:number-columns-spanned="2" table:number-rows-spanned="1" table:style-name="ce10">
            <text:p>VPI</text:p>
          </table:table-cell>
          <table:covered-table-cell/>
          <table:table-cell office:value-type="string" table:number-columns-spanned="2" table:number-rows-spanned="1" table:style-name="ce10">
            <text:p>Adicional de Qualificação</text:p>
          </table:table-cell>
          <table:covered-table-cell/>
          <table:table-cell office:value-type="string" table:style-name="ce4">
            <text:p>Gratificação de Segurança</text:p>
          </table:table-cell>
          <table:table-cell office:value-type="string" table:number-columns-spanned="2" table:number-rows-spanned="1" table:style-name="ce10">
            <text:p>Gratificação de</text:p>
            <text:p>Perícia</text:p>
          </table:table-cell>
          <table:covered-table-cell/>
          <table:table-cell office:value-type="string" table:style-name="ce4">
            <text:p>Gratificação de Projeto</text:p>
          </table:table-cell>
          <table:table-cell office:value-type="string" table:style-name="ce4">
            <text:p>Adicional Por Treinamento</text:p>
          </table:table-cell>
          <table:table-cell office:value-type="string" table:style-name="ce4">
            <text:p>GAMPU</text:p>
          </table:table-cell>
          <table:table-cell office:value-type="string" table:number-columns-spanned="2" table:number-rows-spanned="1" table:style-name="ce10">
            <text:p>VPI</text:p>
          </table:table-cell>
          <table:covered-table-cell/>
          <table:table-cell office:value-type="string" table:number-columns-spanned="2" table:number-rows-spanned="1" table:style-name="ce10">
            <text:p>Adicional de Qualificação</text:p>
          </table:table-cell>
          <table:covered-table-cell/>
          <table:table-cell table:number-columns-repeated="16357"/>
        </table:table-row>
        <table:table-row table:style-name="ro10">
          <table:table-cell office:value-type="string" table:number-columns-spanned="1" table:number-rows-spanned="13" table:style-name="ce11">
            <text:p>ANALISTA</text:p>
          </table:table-cell>
          <table:table-cell office:value-type="string" table:number-columns-spanned="1" table:number-rows-spanned="13" table:style-name="ce11">
            <text:p>SUPERIOR</text:p>
          </table:table-cell>
          <table:table-cell office:value-type="string" table:number-columns-spanned="1" table:number-rows-spanned="5" table:style-name="ce11">
            <text:p>C</text:p>
          </table:table-cell>
          <table:table-cell office:value-type="string" table:style-name="ce5">
            <text:p>13</text:p>
          </table:table-cell>
          <table:table-cell office:value-type="float" office:value="7792.3" table:number-columns-spanned="2" table:number-rows-spanned="1" table:style-name="ce12">
            <text:p>7.792,30</text:p>
          </table:table-cell>
          <table:covered-table-cell/>
          <table:table-cell office:value-type="float" office:value="7792.3" table:number-columns-spanned="5" table:number-rows-spanned="1" table:style-name="ce12">
            <text:p>7.792,30</text:p>
          </table:table-cell>
          <table:covered-table-cell table:number-columns-repeated="4"/>
          <table:table-cell office:value-type="float" office:value="10909.22" table:number-columns-spanned="2" table:number-rows-spanned="1" table:style-name="ce12">
            <text:p>10.909,22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467.53800000000001" table:number-columns-spanned="2" table:number-rows-spanned="1" table:style-name="ce12">
            <text:p>467,54</text:p>
          </table:table-cell>
          <table:covered-table-cell/>
          <table:table-cell office:value-type="float" office:value="2727.3049999999998" table:style-name="ce6">
            <text:p>2.727,31</text:p>
          </table:table-cell>
          <table:table-cell office:value-type="float" office:value="2727.3049999999998" table:number-columns-spanned="2" table:number-rows-spanned="1" table:style-name="ce12">
            <text:p>2.727,31</text:p>
          </table:table-cell>
          <table:covered-table-cell/>
          <table:table-cell office:value-type="float" office:value="2727.3049999999998" table:style-name="ce6">
            <text:p>2.727,31</text:p>
          </table:table-cell>
          <table:table-cell office:value-type="float" office:value="389.61500000000001" table:style-name="ce6">
            <text:p>389,62</text:p>
          </table:table-cell>
          <table:table-cell office:value-type="float" office:value="10909.22" table:style-name="ce6">
            <text:p>10.909,22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467.53800000000001" table:number-columns-spanned="2" table:number-rows-spanned="1" table:style-name="ce12">
            <text:p>467,54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12</text:p>
          </table:table-cell>
          <table:table-cell office:value-type="float" office:value="7565.34" table:number-columns-spanned="2" table:number-rows-spanned="1" table:style-name="ce12">
            <text:p>7.565,34</text:p>
          </table:table-cell>
          <table:covered-table-cell/>
          <table:table-cell office:value-type="float" office:value="7565.34" table:number-columns-spanned="5" table:number-rows-spanned="1" table:style-name="ce12">
            <text:p>7.565,34</text:p>
          </table:table-cell>
          <table:covered-table-cell table:number-columns-repeated="4"/>
          <table:table-cell office:value-type="float" office:value="10591.476000000001" table:number-columns-spanned="2" table:number-rows-spanned="1" table:style-name="ce12">
            <text:p>10.591,48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453.92039999999997" table:number-columns-spanned="2" table:number-rows-spanned="1" table:style-name="ce12">
            <text:p>453,92</text:p>
          </table:table-cell>
          <table:covered-table-cell/>
          <table:table-cell office:value-type="float" office:value="2647.8690000000001" table:style-name="ce6">
            <text:p>2.647,87</text:p>
          </table:table-cell>
          <table:table-cell office:value-type="float" office:value="2647.8690000000001" table:number-columns-spanned="2" table:number-rows-spanned="1" table:style-name="ce12">
            <text:p>2.647,87</text:p>
          </table:table-cell>
          <table:covered-table-cell/>
          <table:table-cell office:value-type="float" office:value="2647.8690000000001" table:style-name="ce6">
            <text:p>2.647,87</text:p>
          </table:table-cell>
          <table:table-cell office:value-type="float" office:value="378.267" table:style-name="ce6">
            <text:p>378,27</text:p>
          </table:table-cell>
          <table:table-cell office:value-type="float" office:value="10591.476000000001" table:style-name="ce6">
            <text:p>10.591,48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453.92039999999997" table:number-columns-spanned="2" table:number-rows-spanned="1" table:style-name="ce12">
            <text:p>453,92</text:p>
          </table:table-cell>
          <table:covered-table-cell/>
          <table:table-cell table:number-columns-repeated="16357"/>
        </table:table-row>
        <table:table-row table:style-name="ro11">
          <table:covered-table-cell/>
          <table:covered-table-cell/>
          <table:covered-table-cell/>
          <table:table-cell office:value-type="string" table:style-name="ce5">
            <text:p>11</text:p>
          </table:table-cell>
          <table:table-cell office:value-type="float" office:value="7344.99" table:number-columns-spanned="2" table:number-rows-spanned="1" table:style-name="ce12">
            <text:p>7.344,99</text:p>
          </table:table-cell>
          <table:covered-table-cell/>
          <table:table-cell office:value-type="float" office:value="7344.99" table:number-columns-spanned="5" table:number-rows-spanned="1" table:style-name="ce12">
            <text:p>7.344,99</text:p>
          </table:table-cell>
          <table:covered-table-cell table:number-columns-repeated="4"/>
          <table:table-cell office:value-type="float" office:value="10282.986000000001" table:number-columns-spanned="2" table:number-rows-spanned="1" table:style-name="ce12">
            <text:p>10.282,99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440.69940000000003" table:number-columns-spanned="2" table:number-rows-spanned="1" table:style-name="ce12">
            <text:p>440,70</text:p>
          </table:table-cell>
          <table:covered-table-cell/>
          <table:table-cell office:value-type="float" office:value="2570.7465000000002" table:style-name="ce6">
            <text:p>2.570,75</text:p>
          </table:table-cell>
          <table:table-cell office:value-type="float" office:value="2570.7465000000002" table:number-columns-spanned="2" table:number-rows-spanned="1" table:style-name="ce12">
            <text:p>2.570,75</text:p>
          </table:table-cell>
          <table:covered-table-cell/>
          <table:table-cell office:value-type="float" office:value="2570.7465000000002" table:style-name="ce6">
            <text:p>2.570,75</text:p>
          </table:table-cell>
          <table:table-cell office:value-type="float" office:value="367.24950000000001" table:style-name="ce6">
            <text:p>367,25</text:p>
          </table:table-cell>
          <table:table-cell office:value-type="float" office:value="10282.986000000001" table:style-name="ce6">
            <text:p>10.282,99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440.69940000000003" table:number-columns-spanned="2" table:number-rows-spanned="1" table:style-name="ce12">
            <text:p>440,70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10</text:p>
          </table:table-cell>
          <table:table-cell office:value-type="float" office:value="7131.06" table:number-columns-spanned="2" table:number-rows-spanned="1" table:style-name="ce12">
            <text:p>7.131,06</text:p>
          </table:table-cell>
          <table:covered-table-cell/>
          <table:table-cell office:value-type="float" office:value="7131.06" table:number-columns-spanned="5" table:number-rows-spanned="1" table:style-name="ce12">
            <text:p>7.131,06</text:p>
          </table:table-cell>
          <table:covered-table-cell table:number-columns-repeated="4"/>
          <table:table-cell office:value-type="float" office:value="9983.4840000000004" table:number-columns-spanned="2" table:number-rows-spanned="1" table:style-name="ce12">
            <text:p>9.983,48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427.86360000000002" table:number-columns-spanned="2" table:number-rows-spanned="1" table:style-name="ce12">
            <text:p>427,86</text:p>
          </table:table-cell>
          <table:covered-table-cell/>
          <table:table-cell office:value-type="float" office:value="2495.8710000000001" table:style-name="ce6">
            <text:p>2.495,87</text:p>
          </table:table-cell>
          <table:table-cell office:value-type="float" office:value="2495.8710000000001" table:number-columns-spanned="2" table:number-rows-spanned="1" table:style-name="ce12">
            <text:p>2.495,87</text:p>
          </table:table-cell>
          <table:covered-table-cell/>
          <table:table-cell office:value-type="float" office:value="2495.8710000000001" table:style-name="ce6">
            <text:p>2.495,87</text:p>
          </table:table-cell>
          <table:table-cell office:value-type="float" office:value="356.553" table:style-name="ce6">
            <text:p>356,55</text:p>
          </table:table-cell>
          <table:table-cell office:value-type="float" office:value="9983.4840000000004" table:style-name="ce6">
            <text:p>9.983,48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427.86360000000002" table:number-columns-spanned="2" table:number-rows-spanned="1" table:style-name="ce12">
            <text:p>427,86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9</text:p>
          </table:table-cell>
          <table:table-cell office:value-type="float" office:value="6923.36" table:number-columns-spanned="2" table:number-rows-spanned="1" table:style-name="ce12">
            <text:p>6.923,36</text:p>
          </table:table-cell>
          <table:covered-table-cell/>
          <table:table-cell office:value-type="float" office:value="6923.36" table:number-columns-spanned="5" table:number-rows-spanned="1" table:style-name="ce12">
            <text:p>6.923,36</text:p>
          </table:table-cell>
          <table:covered-table-cell table:number-columns-repeated="4"/>
          <table:table-cell office:value-type="float" office:value="9692.7039999999997" table:number-columns-spanned="2" table:number-rows-spanned="1" table:style-name="ce12">
            <text:p>9.692,70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415.40159999999997" table:number-columns-spanned="2" table:number-rows-spanned="1" table:style-name="ce12">
            <text:p>415,40</text:p>
          </table:table-cell>
          <table:covered-table-cell/>
          <table:table-cell office:value-type="float" office:value="2423.1759999999999" table:style-name="ce6">
            <text:p>2.423,18</text:p>
          </table:table-cell>
          <table:table-cell office:value-type="float" office:value="2423.1759999999999" table:number-columns-spanned="2" table:number-rows-spanned="1" table:style-name="ce12">
            <text:p>2.423,18</text:p>
          </table:table-cell>
          <table:covered-table-cell/>
          <table:table-cell office:value-type="float" office:value="2423.1759999999999" table:style-name="ce6">
            <text:p>2.423,18</text:p>
          </table:table-cell>
          <table:table-cell office:value-type="float" office:value="346.16800000000001" table:style-name="ce6">
            <text:p>346,17</text:p>
          </table:table-cell>
          <table:table-cell office:value-type="float" office:value="9692.7039999999997" table:style-name="ce6">
            <text:p>9.692,70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415.40159999999997" table:number-columns-spanned="2" table:number-rows-spanned="1" table:style-name="ce12">
            <text:p>415,40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table-cell office:value-type="string" table:number-columns-spanned="1" table:number-rows-spanned="5" table:style-name="ce11">
            <text:p>B</text:p>
          </table:table-cell>
          <table:table-cell office:value-type="string" table:style-name="ce5">
            <text:p>8</text:p>
          </table:table-cell>
          <table:table-cell office:value-type="float" office:value="6550.01" table:number-columns-spanned="2" table:number-rows-spanned="1" table:style-name="ce12">
            <text:p>6.550,01</text:p>
          </table:table-cell>
          <table:covered-table-cell/>
          <table:table-cell office:value-type="float" office:value="6550.01" table:number-columns-spanned="5" table:number-rows-spanned="1" table:style-name="ce12">
            <text:p>6.550,01</text:p>
          </table:table-cell>
          <table:covered-table-cell table:number-columns-repeated="4"/>
          <table:table-cell office:value-type="float" office:value="9170.0139999999992" table:number-columns-spanned="2" table:number-rows-spanned="1" table:style-name="ce12">
            <text:p>9.170,01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93.00060000000002" table:number-columns-spanned="2" table:number-rows-spanned="1" table:style-name="ce12">
            <text:p>393,00</text:p>
          </table:table-cell>
          <table:covered-table-cell/>
          <table:table-cell office:value-type="float" office:value="2292.5034999999998" table:style-name="ce6">
            <text:p>2.292,50</text:p>
          </table:table-cell>
          <table:table-cell office:value-type="float" office:value="2292.5034999999998" table:number-columns-spanned="2" table:number-rows-spanned="1" table:style-name="ce12">
            <text:p>2.292,50</text:p>
          </table:table-cell>
          <table:covered-table-cell/>
          <table:table-cell office:value-type="float" office:value="2292.5034999999998" table:style-name="ce6">
            <text:p>2.292,50</text:p>
          </table:table-cell>
          <table:table-cell office:value-type="float" office:value="327.50049999999999" table:style-name="ce6">
            <text:p>327,50</text:p>
          </table:table-cell>
          <table:table-cell office:value-type="float" office:value="9170.0139999999992" table:style-name="ce6">
            <text:p>9.170,01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93.00060000000002" table:number-columns-spanned="2" table:number-rows-spanned="1" table:style-name="ce12">
            <text:p>393,00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7</text:p>
          </table:table-cell>
          <table:table-cell office:value-type="float" office:value="6359.23" table:number-columns-spanned="2" table:number-rows-spanned="1" table:style-name="ce12">
            <text:p>6.359,23</text:p>
          </table:table-cell>
          <table:covered-table-cell/>
          <table:table-cell office:value-type="float" office:value="6359.23" table:number-columns-spanned="5" table:number-rows-spanned="1" table:style-name="ce12">
            <text:p>6.359,23</text:p>
          </table:table-cell>
          <table:covered-table-cell table:number-columns-repeated="4"/>
          <table:table-cell office:value-type="float" office:value="8902.9220000000005" table:number-columns-spanned="2" table:number-rows-spanned="1" table:style-name="ce12">
            <text:p>8.902,92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81.55380000000002" table:number-columns-spanned="2" table:number-rows-spanned="1" table:style-name="ce12">
            <text:p>381,55</text:p>
          </table:table-cell>
          <table:covered-table-cell/>
          <table:table-cell office:value-type="float" office:value="2225.7305000000001" table:style-name="ce6">
            <text:p>2.225,73</text:p>
          </table:table-cell>
          <table:table-cell office:value-type="float" office:value="2225.7305000000001" table:number-columns-spanned="2" table:number-rows-spanned="1" table:style-name="ce12">
            <text:p>2.225,73</text:p>
          </table:table-cell>
          <table:covered-table-cell/>
          <table:table-cell office:value-type="float" office:value="2225.7305000000001" table:style-name="ce6">
            <text:p>2.225,73</text:p>
          </table:table-cell>
          <table:table-cell office:value-type="float" office:value="317.9615" table:style-name="ce6">
            <text:p>317,96</text:p>
          </table:table-cell>
          <table:table-cell office:value-type="float" office:value="8902.9220000000005" table:style-name="ce6">
            <text:p>8.902,92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81.55380000000002" table:number-columns-spanned="2" table:number-rows-spanned="1" table:style-name="ce12">
            <text:p>381,55</text:p>
          </table:table-cell>
          <table:covered-table-cell/>
          <table:table-cell table:number-columns-repeated="16357"/>
        </table:table-row>
        <table:table-row table:style-name="ro11">
          <table:covered-table-cell/>
          <table:covered-table-cell/>
          <table:covered-table-cell/>
          <table:table-cell office:value-type="string" table:style-name="ce5">
            <text:p>6</text:p>
          </table:table-cell>
          <table:table-cell office:value-type="float" office:value="6174.01" table:number-columns-spanned="2" table:number-rows-spanned="1" table:style-name="ce12">
            <text:p>6.174,01</text:p>
          </table:table-cell>
          <table:covered-table-cell/>
          <table:table-cell office:value-type="float" office:value="6174.01" table:number-columns-spanned="5" table:number-rows-spanned="1" table:style-name="ce12">
            <text:p>6.174,01</text:p>
          </table:table-cell>
          <table:covered-table-cell table:number-columns-repeated="4"/>
          <table:table-cell office:value-type="float" office:value="8643.6139999999996" table:number-columns-spanned="2" table:number-rows-spanned="1" table:style-name="ce12">
            <text:p>8.643,61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70.44060000000002" table:number-columns-spanned="2" table:number-rows-spanned="1" table:style-name="ce12">
            <text:p>370,44</text:p>
          </table:table-cell>
          <table:covered-table-cell/>
          <table:table-cell office:value-type="float" office:value="2160.9034999999999" table:style-name="ce6">
            <text:p>2.160,90</text:p>
          </table:table-cell>
          <table:table-cell office:value-type="float" office:value="2160.9034999999999" table:number-columns-spanned="2" table:number-rows-spanned="1" table:style-name="ce12">
            <text:p>2.160,90</text:p>
          </table:table-cell>
          <table:covered-table-cell/>
          <table:table-cell office:value-type="float" office:value="2160.9034999999999" table:style-name="ce6">
            <text:p>2.160,90</text:p>
          </table:table-cell>
          <table:table-cell office:value-type="float" office:value="308.70049999999998" table:style-name="ce6">
            <text:p>308,70</text:p>
          </table:table-cell>
          <table:table-cell office:value-type="float" office:value="8643.6139999999996" table:style-name="ce6">
            <text:p>8.643,61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70.44060000000002" table:number-columns-spanned="2" table:number-rows-spanned="1" table:style-name="ce12">
            <text:p>370,44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float" office:value="5994.18" table:number-columns-spanned="2" table:number-rows-spanned="1" table:style-name="ce12">
            <text:p>5.994,18</text:p>
          </table:table-cell>
          <table:covered-table-cell/>
          <table:table-cell office:value-type="float" office:value="5994.18" table:number-columns-spanned="5" table:number-rows-spanned="1" table:style-name="ce12">
            <text:p>5.994,18</text:p>
          </table:table-cell>
          <table:covered-table-cell table:number-columns-repeated="4"/>
          <table:table-cell office:value-type="float" office:value="8391.8520000000008" table:number-columns-spanned="2" table:number-rows-spanned="1" table:style-name="ce12">
            <text:p>8.391,85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59.6508" table:number-columns-spanned="2" table:number-rows-spanned="1" table:style-name="ce12">
            <text:p>359,65</text:p>
          </table:table-cell>
          <table:covered-table-cell/>
          <table:table-cell office:value-type="float" office:value="2097.9630000000002" table:style-name="ce6">
            <text:p>2.097,96</text:p>
          </table:table-cell>
          <table:table-cell office:value-type="float" office:value="2097.9630000000002" table:number-columns-spanned="2" table:number-rows-spanned="1" table:style-name="ce12">
            <text:p>2.097,96</text:p>
          </table:table-cell>
          <table:covered-table-cell/>
          <table:table-cell office:value-type="float" office:value="2097.9630000000002" table:style-name="ce6">
            <text:p>2.097,96</text:p>
          </table:table-cell>
          <table:table-cell office:value-type="float" office:value="299.709" table:style-name="ce6">
            <text:p>299,71</text:p>
          </table:table-cell>
          <table:table-cell office:value-type="float" office:value="8391.8520000000008" table:style-name="ce6">
            <text:p>8.391,85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59.6508" table:number-columns-spanned="2" table:number-rows-spanned="1" table:style-name="ce12">
            <text:p>359,65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float" office:value="5819.6" table:number-columns-spanned="2" table:number-rows-spanned="1" table:style-name="ce12">
            <text:p>5.819,60</text:p>
          </table:table-cell>
          <table:covered-table-cell/>
          <table:table-cell office:value-type="float" office:value="5819.6" table:number-columns-spanned="5" table:number-rows-spanned="1" table:style-name="ce12">
            <text:p>5.819,60</text:p>
          </table:table-cell>
          <table:covered-table-cell table:number-columns-repeated="4"/>
          <table:table-cell office:value-type="float" office:value="8147.44" table:number-columns-spanned="2" table:number-rows-spanned="1" table:style-name="ce12">
            <text:p>8.147,44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49.17599999999999" table:number-columns-spanned="2" table:number-rows-spanned="1" table:style-name="ce12">
            <text:p>349,18</text:p>
          </table:table-cell>
          <table:covered-table-cell/>
          <table:table-cell office:value-type="float" office:value="2036.86" table:style-name="ce6">
            <text:p>2.036,86</text:p>
          </table:table-cell>
          <table:table-cell office:value-type="float" office:value="2036.86" table:number-columns-spanned="2" table:number-rows-spanned="1" table:style-name="ce12">
            <text:p>2.036,86</text:p>
          </table:table-cell>
          <table:covered-table-cell/>
          <table:table-cell office:value-type="float" office:value="2036.86" table:style-name="ce6">
            <text:p>2.036,86</text:p>
          </table:table-cell>
          <table:table-cell office:value-type="float" office:value="290.98" table:style-name="ce6">
            <text:p>290,98</text:p>
          </table:table-cell>
          <table:table-cell office:value-type="float" office:value="8147.44" table:style-name="ce6">
            <text:p>8.147,44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49.17599999999999" table:number-columns-spanned="2" table:number-rows-spanned="1" table:style-name="ce12">
            <text:p>349,18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table-cell office:value-type="string" table:number-columns-spanned="1" table:number-rows-spanned="3" table:style-name="ce11">
            <text:p>A</text:p>
          </table:table-cell>
          <table:table-cell office:value-type="string" table:style-name="ce5">
            <text:p>3</text:p>
          </table:table-cell>
          <table:table-cell office:value-type="float" office:value="5505.76" table:number-columns-spanned="2" table:number-rows-spanned="1" table:style-name="ce12">
            <text:p>5.505,76</text:p>
          </table:table-cell>
          <table:covered-table-cell/>
          <table:table-cell office:value-type="float" office:value="5505.76" table:number-columns-spanned="5" table:number-rows-spanned="1" table:style-name="ce12">
            <text:p>5.505,76</text:p>
          </table:table-cell>
          <table:covered-table-cell table:number-columns-repeated="4"/>
          <table:table-cell office:value-type="float" office:value="7708.0640000000003" table:number-columns-spanned="2" table:number-rows-spanned="1" table:style-name="ce12">
            <text:p>7.708,06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30.34559999999999" table:number-columns-spanned="2" table:number-rows-spanned="1" table:style-name="ce12">
            <text:p>330,35</text:p>
          </table:table-cell>
          <table:covered-table-cell/>
          <table:table-cell office:value-type="float" office:value="1927.0160000000001" table:style-name="ce6">
            <text:p>1.927,02</text:p>
          </table:table-cell>
          <table:table-cell office:value-type="float" office:value="1927.0160000000001" table:number-columns-spanned="2" table:number-rows-spanned="1" table:style-name="ce12">
            <text:p>1.927,02</text:p>
          </table:table-cell>
          <table:covered-table-cell/>
          <table:table-cell office:value-type="float" office:value="1927.0160000000001" table:style-name="ce6">
            <text:p>1.927,02</text:p>
          </table:table-cell>
          <table:table-cell office:value-type="float" office:value="275.28800000000001" table:style-name="ce6">
            <text:p>275,29</text:p>
          </table:table-cell>
          <table:table-cell office:value-type="float" office:value="7708.0640000000003" table:style-name="ce6">
            <text:p>7.708,06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30.34559999999999" table:number-columns-spanned="2" table:number-rows-spanned="1" table:style-name="ce12">
            <text:p>330,35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float" office:value="5345.4" table:number-columns-spanned="2" table:number-rows-spanned="1" table:style-name="ce12">
            <text:p>5.345,40</text:p>
          </table:table-cell>
          <table:covered-table-cell/>
          <table:table-cell office:value-type="float" office:value="5345.4" table:number-columns-spanned="5" table:number-rows-spanned="1" table:style-name="ce12">
            <text:p>5.345,40</text:p>
          </table:table-cell>
          <table:covered-table-cell table:number-columns-repeated="4"/>
          <table:table-cell office:value-type="float" office:value="7483.56" table:number-columns-spanned="2" table:number-rows-spanned="1" table:style-name="ce12">
            <text:p>7.483,56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20.72399999999999" table:number-columns-spanned="2" table:number-rows-spanned="1" table:style-name="ce12">
            <text:p>320,72</text:p>
          </table:table-cell>
          <table:covered-table-cell/>
          <table:table-cell office:value-type="float" office:value="1870.89" table:style-name="ce6">
            <text:p>1.870,89</text:p>
          </table:table-cell>
          <table:table-cell office:value-type="float" office:value="1870.89" table:number-columns-spanned="2" table:number-rows-spanned="1" table:style-name="ce12">
            <text:p>1.870,89</text:p>
          </table:table-cell>
          <table:covered-table-cell/>
          <table:table-cell office:value-type="float" office:value="1870.89" table:style-name="ce6">
            <text:p>1.870,89</text:p>
          </table:table-cell>
          <table:table-cell office:value-type="float" office:value="267.27" table:style-name="ce6">
            <text:p>267,27</text:p>
          </table:table-cell>
          <table:table-cell office:value-type="float" office:value="7483.56" table:style-name="ce6">
            <text:p>7.483,56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20.72399999999999" table:number-columns-spanned="2" table:number-rows-spanned="1" table:style-name="ce12">
            <text:p>320,72</text:p>
          </table:table-cell>
          <table:covered-table-cell/>
          <table:table-cell table:number-columns-repeated="16357"/>
        </table:table-row>
        <table:table-row table:style-name="ro11">
          <table:covered-table-cell/>
          <table:covered-table-cell/>
          <table:covered-table-cell/>
          <table:table-cell office:value-type="string" table:style-name="ce5">
            <text:p>1</text:p>
          </table:table-cell>
          <table:table-cell office:value-type="float" office:value="5189.71" table:number-columns-spanned="2" table:number-rows-spanned="1" table:style-name="ce12">
            <text:p>5.189,71</text:p>
          </table:table-cell>
          <table:covered-table-cell/>
          <table:table-cell office:value-type="float" office:value="5189.71" table:number-columns-spanned="5" table:number-rows-spanned="1" table:style-name="ce12">
            <text:p>5.189,71</text:p>
          </table:table-cell>
          <table:covered-table-cell table:number-columns-repeated="4"/>
          <table:table-cell office:value-type="float" office:value="7265.5940000000001" table:number-columns-spanned="2" table:number-rows-spanned="1" table:style-name="ce12">
            <text:p>7.265,59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11.38260000000002" table:number-columns-spanned="2" table:number-rows-spanned="1" table:style-name="ce12">
            <text:p>311,38</text:p>
          </table:table-cell>
          <table:covered-table-cell/>
          <table:table-cell office:value-type="float" office:value="1816.3985" table:style-name="ce6">
            <text:p>1.816,40</text:p>
          </table:table-cell>
          <table:table-cell office:value-type="float" office:value="1816.3985" table:number-columns-spanned="2" table:number-rows-spanned="1" table:style-name="ce12">
            <text:p>1.816,40</text:p>
          </table:table-cell>
          <table:covered-table-cell/>
          <table:table-cell office:value-type="float" office:value="1816.3985" table:style-name="ce6">
            <text:p>1.816,40</text:p>
          </table:table-cell>
          <table:table-cell office:value-type="float" office:value="259.4855" table:style-name="ce6">
            <text:p>259,49</text:p>
          </table:table-cell>
          <table:table-cell office:value-type="float" office:value="7265.5940000000001" table:style-name="ce6">
            <text:p>7.265,59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311.38260000000002" table:number-columns-spanned="2" table:number-rows-spanned="1" table:style-name="ce12">
            <text:p>311,38</text:p>
          </table:table-cell>
          <table:covered-table-cell/>
          <table:table-cell table:number-columns-repeated="16357"/>
        </table:table-row>
        <table:table-row table:style-name="ro10">
          <table:table-cell office:value-type="string" table:number-columns-spanned="1" table:number-rows-spanned="13" table:style-name="ce11">
            <text:p>TÉCNICO</text:p>
          </table:table-cell>
          <table:table-cell office:value-type="string" table:number-columns-spanned="1" table:number-rows-spanned="13" table:style-name="ce11">
            <text:p>MÉDIO</text:p>
          </table:table-cell>
          <table:table-cell office:value-type="string" table:number-columns-spanned="1" table:number-rows-spanned="5" table:style-name="ce11">
            <text:p>C</text:p>
          </table:table-cell>
          <table:table-cell office:value-type="string" table:style-name="ce5">
            <text:p>13</text:p>
          </table:table-cell>
          <table:table-cell office:value-type="float" office:value="4749.33" table:number-columns-spanned="2" table:number-rows-spanned="1" table:style-name="ce12">
            <text:p>4.749,33</text:p>
          </table:table-cell>
          <table:covered-table-cell/>
          <table:table-cell office:value-type="float" office:value="4749.33" table:number-columns-spanned="5" table:number-rows-spanned="1" table:style-name="ce12">
            <text:p>4.749,33</text:p>
          </table:table-cell>
          <table:covered-table-cell table:number-columns-repeated="4"/>
          <table:table-cell office:value-type="float" office:value="6649.0619999999999" table:number-columns-spanned="2" table:number-rows-spanned="1" table:style-name="ce12">
            <text:p>6.649,06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84.95979999999997" table:number-columns-spanned="2" table:number-rows-spanned="1" table:style-name="ce12">
            <text:p>284,96</text:p>
          </table:table-cell>
          <table:covered-table-cell/>
          <table:table-cell office:value-type="float" office:value="1662.2655" table:style-name="ce6">
            <text:p>1.662,27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662.2655" table:style-name="ce6">
            <text:p>1.662,27</text:p>
          </table:table-cell>
          <table:table-cell office:value-type="float" office:value="237.4665" table:style-name="ce6">
            <text:p>237,47</text:p>
          </table:table-cell>
          <table:table-cell office:value-type="float" office:value="6649.0619999999999" table:style-name="ce6">
            <text:p>6.649,06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84.95979999999997" table:number-columns-spanned="2" table:number-rows-spanned="1" table:style-name="ce12">
            <text:p>284,96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12</text:p>
          </table:table-cell>
          <table:table-cell office:value-type="float" office:value="4611" table:number-columns-spanned="2" table:number-rows-spanned="1" table:style-name="ce12">
            <text:p>4.611,00</text:p>
          </table:table-cell>
          <table:covered-table-cell/>
          <table:table-cell office:value-type="float" office:value="4611" table:number-columns-spanned="5" table:number-rows-spanned="1" table:style-name="ce12">
            <text:p>4.611,00</text:p>
          </table:table-cell>
          <table:covered-table-cell table:number-columns-repeated="4"/>
          <table:table-cell office:value-type="float" office:value="6455.4" table:number-columns-spanned="2" table:number-rows-spanned="1" table:style-name="ce12">
            <text:p>6.455,40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76.66000000000003" table:number-columns-spanned="2" table:number-rows-spanned="1" table:style-name="ce12">
            <text:p>276,66</text:p>
          </table:table-cell>
          <table:covered-table-cell/>
          <table:table-cell office:value-type="float" office:value="1613.85" table:style-name="ce6">
            <text:p>1.613,85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613.85" table:style-name="ce6">
            <text:p>1.613,85</text:p>
          </table:table-cell>
          <table:table-cell office:value-type="float" office:value="230.55" table:style-name="ce6">
            <text:p>230,55</text:p>
          </table:table-cell>
          <table:table-cell office:value-type="float" office:value="6455.4" table:style-name="ce6">
            <text:p>6.455,40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76.66000000000003" table:number-columns-spanned="2" table:number-rows-spanned="1" table:style-name="ce12">
            <text:p>276,66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11</text:p>
          </table:table-cell>
          <table:table-cell office:value-type="float" office:value="4476.7" table:number-columns-spanned="2" table:number-rows-spanned="1" table:style-name="ce12">
            <text:p>4.476,70</text:p>
          </table:table-cell>
          <table:covered-table-cell/>
          <table:table-cell office:value-type="float" office:value="4476.7" table:number-columns-spanned="5" table:number-rows-spanned="1" table:style-name="ce12">
            <text:p>4.476,70</text:p>
          </table:table-cell>
          <table:covered-table-cell table:number-columns-repeated="4"/>
          <table:table-cell office:value-type="float" office:value="6267.38" table:number-columns-spanned="2" table:number-rows-spanned="1" table:style-name="ce12">
            <text:p>6.267,38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68.60199999999998" table:number-columns-spanned="2" table:number-rows-spanned="1" table:style-name="ce12">
            <text:p>268,60</text:p>
          </table:table-cell>
          <table:covered-table-cell/>
          <table:table-cell office:value-type="float" office:value="1566.845" table:style-name="ce6">
            <text:p>1.566,85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566.845" table:style-name="ce6">
            <text:p>1.566,85</text:p>
          </table:table-cell>
          <table:table-cell office:value-type="float" office:value="223.83500000000001" table:style-name="ce6">
            <text:p>223,84</text:p>
          </table:table-cell>
          <table:table-cell office:value-type="float" office:value="6267.38" table:style-name="ce6">
            <text:p>6.267,38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68.60199999999998" table:number-columns-spanned="2" table:number-rows-spanned="1" table:style-name="ce12">
            <text:p>268,60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10</text:p>
          </table:table-cell>
          <table:table-cell office:value-type="float" office:value="4346.3100000000004" table:number-columns-spanned="2" table:number-rows-spanned="1" table:style-name="ce12">
            <text:p>4.346,31</text:p>
          </table:table-cell>
          <table:covered-table-cell/>
          <table:table-cell office:value-type="float" office:value="4346.3100000000004" table:number-columns-spanned="5" table:number-rows-spanned="1" table:style-name="ce12">
            <text:p>4.346,31</text:p>
          </table:table-cell>
          <table:covered-table-cell table:number-columns-repeated="4"/>
          <table:table-cell office:value-type="float" office:value="6084.8339999999998" table:number-columns-spanned="2" table:number-rows-spanned="1" table:style-name="ce12">
            <text:p>6.084,83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60.77859999999998" table:number-columns-spanned="2" table:number-rows-spanned="1" table:style-name="ce12">
            <text:p>260,78</text:p>
          </table:table-cell>
          <table:covered-table-cell/>
          <table:table-cell office:value-type="float" office:value="1521.2085" table:style-name="ce6">
            <text:p>1.521,21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521.2085" table:style-name="ce6">
            <text:p>1.521,21</text:p>
          </table:table-cell>
          <table:table-cell office:value-type="float" office:value="217.31549999999999" table:style-name="ce6">
            <text:p>217,32</text:p>
          </table:table-cell>
          <table:table-cell office:value-type="float" office:value="6084.8339999999998" table:style-name="ce6">
            <text:p>6.084,83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60.77859999999998" table:number-columns-spanned="2" table:number-rows-spanned="1" table:style-name="ce12">
            <text:p>260,78</text:p>
          </table:table-cell>
          <table:covered-table-cell/>
          <table:table-cell table:number-columns-repeated="16357"/>
        </table:table-row>
        <table:table-row table:style-name="ro11">
          <table:covered-table-cell/>
          <table:covered-table-cell/>
          <table:covered-table-cell/>
          <table:table-cell office:value-type="string" table:style-name="ce5">
            <text:p>9</text:p>
          </table:table-cell>
          <table:table-cell office:value-type="float" office:value="4219.71" table:number-columns-spanned="2" table:number-rows-spanned="1" table:style-name="ce12">
            <text:p>4.219,71</text:p>
          </table:table-cell>
          <table:covered-table-cell/>
          <table:table-cell office:value-type="float" office:value="4219.71" table:number-columns-spanned="5" table:number-rows-spanned="1" table:style-name="ce12">
            <text:p>4.219,71</text:p>
          </table:table-cell>
          <table:covered-table-cell table:number-columns-repeated="4"/>
          <table:table-cell office:value-type="float" office:value="5907.5940000000001" table:number-columns-spanned="2" table:number-rows-spanned="1" table:style-name="ce12">
            <text:p>5.907,59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53.18260000000001" table:number-columns-spanned="2" table:number-rows-spanned="1" table:style-name="ce12">
            <text:p>253,18</text:p>
          </table:table-cell>
          <table:covered-table-cell/>
          <table:table-cell office:value-type="float" office:value="1476.8985" table:style-name="ce6">
            <text:p>1.476,90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476.8985" table:style-name="ce6">
            <text:p>1.476,90</text:p>
          </table:table-cell>
          <table:table-cell office:value-type="float" office:value="210.9855" table:style-name="ce6">
            <text:p>210,99</text:p>
          </table:table-cell>
          <table:table-cell office:value-type="float" office:value="5907.5940000000001" table:style-name="ce6">
            <text:p>5.907,59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53.18260000000001" table:number-columns-spanned="2" table:number-rows-spanned="1" table:style-name="ce12">
            <text:p>253,18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table-cell office:value-type="string" table:number-columns-spanned="1" table:number-rows-spanned="5" table:style-name="ce11">
            <text:p>B</text:p>
          </table:table-cell>
          <table:table-cell office:value-type="string" table:style-name="ce5">
            <text:p>8</text:p>
          </table:table-cell>
          <table:table-cell office:value-type="float" office:value="3992.16" table:number-columns-spanned="2" table:number-rows-spanned="1" table:style-name="ce12">
            <text:p>3.992,16</text:p>
          </table:table-cell>
          <table:covered-table-cell/>
          <table:table-cell office:value-type="float" office:value="3992.16" table:number-columns-spanned="5" table:number-rows-spanned="1" table:style-name="ce12">
            <text:p>3.992,16</text:p>
          </table:table-cell>
          <table:covered-table-cell table:number-columns-repeated="4"/>
          <table:table-cell office:value-type="float" office:value="5589.0240000000003" table:number-columns-spanned="2" table:number-rows-spanned="1" table:style-name="ce12">
            <text:p>5.589,02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39.52959999999999" table:number-columns-spanned="2" table:number-rows-spanned="1" table:style-name="ce12">
            <text:p>239,53</text:p>
          </table:table-cell>
          <table:covered-table-cell/>
          <table:table-cell office:value-type="float" office:value="1397.2560000000001" table:style-name="ce6">
            <text:p>1.397,26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397.2560000000001" table:style-name="ce6">
            <text:p>1.397,26</text:p>
          </table:table-cell>
          <table:table-cell office:value-type="float" office:value="199.608" table:style-name="ce6">
            <text:p>199,61</text:p>
          </table:table-cell>
          <table:table-cell office:value-type="float" office:value="5589.0240000000003" table:style-name="ce6">
            <text:p>5.589,02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39.52959999999999" table:number-columns-spanned="2" table:number-rows-spanned="1" table:style-name="ce12">
            <text:p>239,53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7</text:p>
          </table:table-cell>
          <table:table-cell office:value-type="float" office:value="3875.88" table:number-columns-spanned="2" table:number-rows-spanned="1" table:style-name="ce12">
            <text:p>3.875,88</text:p>
          </table:table-cell>
          <table:covered-table-cell/>
          <table:table-cell office:value-type="float" office:value="3875.88" table:number-columns-spanned="5" table:number-rows-spanned="1" table:style-name="ce12">
            <text:p>3.875,88</text:p>
          </table:table-cell>
          <table:covered-table-cell table:number-columns-repeated="4"/>
          <table:table-cell office:value-type="float" office:value="5426.232" table:number-columns-spanned="2" table:number-rows-spanned="1" table:style-name="ce12">
            <text:p>5.426,23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32.55279999999999" table:number-columns-spanned="2" table:number-rows-spanned="1" table:style-name="ce12">
            <text:p>232,55</text:p>
          </table:table-cell>
          <table:covered-table-cell/>
          <table:table-cell office:value-type="float" office:value="1356.558" table:style-name="ce6">
            <text:p>1.356,56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356.558" table:style-name="ce6">
            <text:p>1.356,56</text:p>
          </table:table-cell>
          <table:table-cell office:value-type="float" office:value="193.79400000000001" table:style-name="ce6">
            <text:p>193,79</text:p>
          </table:table-cell>
          <table:table-cell office:value-type="float" office:value="5426.232" table:style-name="ce6">
            <text:p>5.426,23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32.55279999999999" table:number-columns-spanned="2" table:number-rows-spanned="1" table:style-name="ce12">
            <text:p>232,55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6</text:p>
          </table:table-cell>
          <table:table-cell office:value-type="float" office:value="3763" table:number-columns-spanned="2" table:number-rows-spanned="1" table:style-name="ce12">
            <text:p>3.763,00</text:p>
          </table:table-cell>
          <table:covered-table-cell/>
          <table:table-cell office:value-type="float" office:value="3763" table:number-columns-spanned="5" table:number-rows-spanned="1" table:style-name="ce12">
            <text:p>3.763,00</text:p>
          </table:table-cell>
          <table:covered-table-cell table:number-columns-repeated="4"/>
          <table:table-cell office:value-type="float" office:value="5268.2" table:number-columns-spanned="2" table:number-rows-spanned="1" table:style-name="ce12">
            <text:p>5.268,20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25.78" table:number-columns-spanned="2" table:number-rows-spanned="1" table:style-name="ce12">
            <text:p>225,78</text:p>
          </table:table-cell>
          <table:covered-table-cell/>
          <table:table-cell office:value-type="float" office:value="1317.05" table:style-name="ce6">
            <text:p>1.317,05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317.05" table:style-name="ce6">
            <text:p>1.317,05</text:p>
          </table:table-cell>
          <table:table-cell office:value-type="float" office:value="188.15" table:style-name="ce6">
            <text:p>188,15</text:p>
          </table:table-cell>
          <table:table-cell office:value-type="float" office:value="5268.2" table:style-name="ce6">
            <text:p>5.268,20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25.78" table:number-columns-spanned="2" table:number-rows-spanned="1" table:style-name="ce12">
            <text:p>225,78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float" office:value="3653.4" table:number-columns-spanned="2" table:number-rows-spanned="1" table:style-name="ce12">
            <text:p>3.653,40</text:p>
          </table:table-cell>
          <table:covered-table-cell/>
          <table:table-cell office:value-type="float" office:value="3653.4" table:number-columns-spanned="5" table:number-rows-spanned="1" table:style-name="ce12">
            <text:p>3.653,40</text:p>
          </table:table-cell>
          <table:covered-table-cell table:number-columns-repeated="4"/>
          <table:table-cell office:value-type="float" office:value="5114.76" table:number-columns-spanned="2" table:number-rows-spanned="1" table:style-name="ce12">
            <text:p>5.114,76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19.20400000000001" table:number-columns-spanned="2" table:number-rows-spanned="1" table:style-name="ce12">
            <text:p>219,20</text:p>
          </table:table-cell>
          <table:covered-table-cell/>
          <table:table-cell office:value-type="float" office:value="1278.69" table:style-name="ce6">
            <text:p>1.278,69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278.69" table:style-name="ce6">
            <text:p>1.278,69</text:p>
          </table:table-cell>
          <table:table-cell office:value-type="float" office:value="182.67" table:style-name="ce6">
            <text:p>182,67</text:p>
          </table:table-cell>
          <table:table-cell office:value-type="float" office:value="5114.76" table:style-name="ce6">
            <text:p>5.114,76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19.20400000000001" table:number-columns-spanned="2" table:number-rows-spanned="1" table:style-name="ce12">
            <text:p>219,20</text:p>
          </table:table-cell>
          <table:covered-table-cell/>
          <table:table-cell table:number-columns-repeated="16357"/>
        </table:table-row>
        <table:table-row table:style-name="ro11"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float" office:value="3546.98" table:number-columns-spanned="2" table:number-rows-spanned="1" table:style-name="ce12">
            <text:p>3.546,98</text:p>
          </table:table-cell>
          <table:covered-table-cell/>
          <table:table-cell office:value-type="float" office:value="3546.98" table:number-columns-spanned="5" table:number-rows-spanned="1" table:style-name="ce12">
            <text:p>3.546,98</text:p>
          </table:table-cell>
          <table:covered-table-cell table:number-columns-repeated="4"/>
          <table:table-cell office:value-type="float" office:value="4965.7719999999999" table:number-columns-spanned="2" table:number-rows-spanned="1" table:style-name="ce12">
            <text:p>4.965,77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12.81880000000001" table:number-columns-spanned="2" table:number-rows-spanned="1" table:style-name="ce12">
            <text:p>212,82</text:p>
          </table:table-cell>
          <table:covered-table-cell/>
          <table:table-cell office:value-type="float" office:value="1241.443" table:style-name="ce6">
            <text:p>1.241,44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241.443" table:style-name="ce6">
            <text:p>1.241,44</text:p>
          </table:table-cell>
          <table:table-cell office:value-type="float" office:value="177.34899999999999" table:style-name="ce6">
            <text:p>177,35</text:p>
          </table:table-cell>
          <table:table-cell office:value-type="float" office:value="4965.7719999999999" table:style-name="ce6">
            <text:p>4.965,77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12.81880000000001" table:number-columns-spanned="2" table:number-rows-spanned="1" table:style-name="ce12">
            <text:p>212,82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table-cell office:value-type="string" table:number-columns-spanned="1" table:number-rows-spanned="3" table:style-name="ce11">
            <text:p>A</text:p>
          </table:table-cell>
          <table:table-cell office:value-type="string" table:style-name="ce5">
            <text:p>3</text:p>
          </table:table-cell>
          <table:table-cell office:value-type="float" office:value="3355.71" table:number-columns-spanned="2" table:number-rows-spanned="1" table:style-name="ce12">
            <text:p>3.355,71</text:p>
          </table:table-cell>
          <table:covered-table-cell/>
          <table:table-cell office:value-type="float" office:value="3355.71" table:number-columns-spanned="5" table:number-rows-spanned="1" table:style-name="ce12">
            <text:p>3.355,71</text:p>
          </table:table-cell>
          <table:covered-table-cell table:number-columns-repeated="4"/>
          <table:table-cell office:value-type="float" office:value="4697.9939999999997" table:number-columns-spanned="2" table:number-rows-spanned="1" table:style-name="ce12">
            <text:p>4.697,99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01.3426" table:number-columns-spanned="2" table:number-rows-spanned="1" table:style-name="ce12">
            <text:p>201,34</text:p>
          </table:table-cell>
          <table:covered-table-cell/>
          <table:table-cell office:value-type="float" office:value="1174.4984999999999" table:style-name="ce6">
            <text:p>1.174,50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174.4984999999999" table:style-name="ce6">
            <text:p>1.174,50</text:p>
          </table:table-cell>
          <table:table-cell office:value-type="float" office:value="167.78550000000001" table:style-name="ce6">
            <text:p>167,79</text:p>
          </table:table-cell>
          <table:table-cell office:value-type="float" office:value="4697.9939999999997" table:style-name="ce6">
            <text:p>4.697,99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201.3426" table:number-columns-spanned="2" table:number-rows-spanned="1" table:style-name="ce12">
            <text:p>201,34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float" office:value="3257.97" table:number-columns-spanned="2" table:number-rows-spanned="1" table:style-name="ce12">
            <text:p>3.257,97</text:p>
          </table:table-cell>
          <table:covered-table-cell/>
          <table:table-cell office:value-type="float" office:value="3257.97" table:number-columns-spanned="5" table:number-rows-spanned="1" table:style-name="ce12">
            <text:p>3.257,97</text:p>
          </table:table-cell>
          <table:covered-table-cell table:number-columns-repeated="4"/>
          <table:table-cell office:value-type="float" office:value="4561.1580000000004" table:number-columns-spanned="2" table:number-rows-spanned="1" table:style-name="ce12">
            <text:p>4.561,16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95.47819999999999" table:number-columns-spanned="2" table:number-rows-spanned="1" table:style-name="ce12">
            <text:p>195,48</text:p>
          </table:table-cell>
          <table:covered-table-cell/>
          <table:table-cell office:value-type="float" office:value="1140.2895000000001" table:style-name="ce6">
            <text:p>1.140,29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140.2895000000001" table:style-name="ce6">
            <text:p>1.140,29</text:p>
          </table:table-cell>
          <table:table-cell office:value-type="float" office:value="162.89850000000001" table:style-name="ce6">
            <text:p>162,90</text:p>
          </table:table-cell>
          <table:table-cell office:value-type="float" office:value="4561.1580000000004" table:style-name="ce6">
            <text:p>4.561,16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95.47819999999999" table:number-columns-spanned="2" table:number-rows-spanned="1" table:style-name="ce12">
            <text:p>195,48</text:p>
          </table:table-cell>
          <table:covered-table-cell/>
          <table:table-cell table:number-columns-repeated="16357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1</text:p>
          </table:table-cell>
          <table:table-cell office:value-type="float" office:value="3163.07" table:number-columns-spanned="2" table:number-rows-spanned="1" table:style-name="ce12">
            <text:p>3.163,07</text:p>
          </table:table-cell>
          <table:covered-table-cell/>
          <table:table-cell office:value-type="float" office:value="3163.07" table:number-columns-spanned="5" table:number-rows-spanned="1" table:style-name="ce12">
            <text:p>3.163,07</text:p>
          </table:table-cell>
          <table:covered-table-cell table:number-columns-repeated="4"/>
          <table:table-cell office:value-type="float" office:value="4428.2979999999998" table:number-columns-spanned="2" table:number-rows-spanned="1" table:style-name="ce12">
            <text:p>4.428,30</text:p>
          </table:table-cell>
          <table:covered-table-cell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89.7842" table:number-columns-spanned="2" table:number-rows-spanned="1" table:style-name="ce12">
            <text:p>189,78</text:p>
          </table:table-cell>
          <table:covered-table-cell/>
          <table:table-cell office:value-type="float" office:value="1107.0744999999999" table:style-name="ce6">
            <text:p>1.107,07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107.0744999999999" table:style-name="ce6">
            <text:p>1.107,07</text:p>
          </table:table-cell>
          <table:table-cell office:value-type="float" office:value="158.15350000000001" table:style-name="ce6">
            <text:p>158,15</text:p>
          </table:table-cell>
          <table:table-cell office:value-type="float" office:value="4428.2979999999998" table:style-name="ce6">
            <text:p>4.428,30</text:p>
          </table:table-cell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float" office:value="189.7842" table:number-columns-spanned="2" table:number-rows-spanned="1" table:style-name="ce12">
            <text:p>189,78</text:p>
          </table:table-cell>
          <table:covered-table-cell/>
          <table:table-cell table:number-columns-repeated="16357"/>
        </table:table-row>
        <table:table-row table:style-name="ro12">
          <table:table-cell table:number-columns-repeated="27" table:style-name="ce2"/>
          <table:table-cell table:number-columns-repeated="16357"/>
        </table:table-row>
        <table:table-row table:style-name="ro13">
          <table:table-cell office:value-type="string" table:number-columns-spanned="9" table:number-rows-spanned="1" table:style-name="ce9">
            <text:p>Fonte: Sistema de Gestão de Pessoas - GPS<text:s/></text:p>
            <text:p>Emitido em: 9/9/2021 17:24:43</text:p>
          </table:table-cell>
          <table:covered-table-cell table:number-columns-repeated="8"/>
          <table:table-cell table:number-columns-repeated="18" table:style-name="ce2"/>
          <table:table-cell table:number-columns-repeated="16357"/>
        </table:table-row>
        <table:table-row table:style-name="ro14">
          <table:table-cell office:value-type="string" table:number-columns-spanned="24" table:number-rows-spanned="1" table:style-name="ce13">
            <text:p>Observações:</text:p>
            <text:p/>
            <text:p>a) A tabela de vencimento tem vigência a partir de julho de 2016 e foi instituída pela Lei nº 13.316, de 20 de julho de 2016.</text:p>
            <text:p>b) A GAMPU terá 2 (dois) percentuais no exercício vigente, sendo de 104% (cento e quatro porcento) a partir de julho e de 108% (cento e oito porcento) a partir de novembro.</text:p>
            <text:p>c) O Adicional de Qualificação, decorrente de curso de Doutorado, Mestrado. Pós-graduação e Graduação, é pago nos percentuais de 12,5%, 10%, 7,5% e 5%, respectivamente, de forma não cumulativa. No relatório foi considerada uma média de 6%.</text:p>
            <text:p>d) A Gratificação de Atividade de Segurança é paga em 2 (dois) percentuais distintos. d1) Para o percentual de 35% (trinta e cinco porcento), o pagamento é realizado para o servidor que exerce função de segurança e que está em efetivo exercício em órgão ou unidade de segurança institucional. d2) Para o percentual de 25% (vinte e cinco porcento), o pagamento é realizado para o servidor que, sob designação do Procurador-Geral da República ou de autoridade delegada, atue em órgão ou unidade de pesquisa e análise de informação para subsidiar a atuação institucional dos membros do Ministério Público da União.</text:p>
            <text:p>e) A Gratificação de Perícia é devida ao integrante da carreira de Analista, durante o período em que desenvolver perícia, mediante designação do Procurador-Geral de cada ramo do Ministério Público da União ou do órgão colegiado de coordenação e revisão, com o objetivo de subsidiar a atuação institucional em procedimento extrajudicial ou em processo judicial.</text:p>
            <text:p>f) A Gratificação de Projetos é devida ao servidor designado pela autoridade superior da entidade para desenvolver e implementar projeto de especial interesse da administração, independentemente de ser técnico ou analista.</text:p>
            <text:p>g) As gratificações citadas nos itens “d”, “e” e “f” não são cumulativas.</text:p>
            <text:p>h) O Adicional de Qualificação, para ações de treinamento, é pago nos percentuais de 2,5% (dois inteiros e 5 centésimos porcento) a cada conjunto de 120 horas certificadas, até o limite de 5% (cinco porcento). No relatório foi considerada uma média de 5%."</text:p>
            <text:p/>
          </table:table-cell>
          <table:covered-table-cell table:number-columns-repeated="23"/>
          <table:table-cell table:number-columns-repeated="3" table:style-name="ce2"/>
          <table:table-cell table:number-columns-repeated="16357"/>
        </table:table-row>
        <table:table-row table:style-name="ro1">
          <table:table-cell table:number-columns-repeated="27" table:style-name="ce2"/>
          <table:table-cell table:number-columns-repeated="16357"/>
        </table:table-row>
        <table:table-row table:number-rows-repeated="1048534" table:style-name="ro1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11805555555556in" fo:margin-bottom="0.511805555555556in" fo:margin-left="0.747916666666667in" fo:margin-right="0.747916666666667in" style:print-orientation="landscape" style:print-page-order="ttb" style:first-page-number="continue" style:scale-to="40%" style:table-centering="none" style:print="objects charts drawings"/>
      <style:header-style>
        <style:header-footer-properties fo:min-height="0.472222222222222in" fo:margin-left="0in" fo:margin-right="0in" fo:margin-bottom="0in"/>
      </style:header-style>
      <style:footer-style>
        <style:header-footer-properties fo:min-height="0.47222222222222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Albertino Serafim de Lima</meta:initial-creator>
    <dc:creator>User</dc:creator>
    <meta:creation-date>2019-05-13T15:49:36Z</meta:creation-date>
    <dc:date>2021-09-22T17:23:37Z</dc:date>
  </office:meta>
</office:document-meta>
</file>